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, 'Droid Sans Mono', monospace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bold" fo:background-color="transparent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size-asian="11pt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04c99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15494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paragraph-rsid="001a97c2" fo:background-color="transparent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04c99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8" style:family="paragraph" style:parent-style-name="Standard">
      <style:paragraph-properties fo:margin-top="0cm" fo:margin-bottom="0.353cm" style:contextual-spacing="false" fo:line-height="115%" fo:text-align="justify" style:justify-single-word="false" style:writing-mode="lr-tb"/>
      <style:text-properties fo:font-size="11pt" officeooo:paragraph-rsid="00215494" style:font-size-asian="11pt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1a97c2" style:font-size-asian="11pt" style:font-size-complex="11pt"/>
    </style:style>
    <style:style style:name="P1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="Roboto" fo:font-size="11pt" style:font-size-asian="11pt" style:font-size-complex="11pt"/>
    </style:style>
    <style:style style:name="P12" style:family="paragraph" style:parent-style-name="Standard" style:list-style-name="L1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3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fo:background-color="transparent" style:font-name-asian="Calibri" style:font-size-asian="11pt" style:font-name-complex="Calibri" style:font-size-complex="11pt"/>
    </style:style>
    <style:style style:name="P14" style:family="paragraph" style:parent-style-name="Standard" style:list-style-name="L2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d3a67" fo:background-color="transparent" style:font-name-asian="Calibri" style:font-size-asian="11pt" style:font-name-complex="Calibri" style:font-size-complex="11pt"/>
    </style:style>
    <style:style style:name="P1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color="#008000" loext:opacity="100%" style:font-name="Roboto Mono" fo:font-size="10.5pt" fo:font-style="normal" fo:font-weight="normal" fo:background-color="#ffffff" style:font-name-asian="Cascadia Code" style:font-size-asian="10.5pt" style:font-style-asian="italic" style:font-name-complex="Cascadia Code" style:font-size-complex="10.5pt" style:font-style-complex="italic"/>
    </style:style>
    <style:style style:name="P1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17" style:family="paragraph" style:parent-style-name="Standard">
      <style:paragraph-properties style:line-height-at-least="0.503cm"/>
      <style:text-properties style:font-name="Roboto Mono" fo:font-size="10.5pt" style:font-size-asian="10.5pt" style:font-size-complex="10.5pt"/>
    </style:style>
    <style:style style:name="P18" style:family="paragraph" style:parent-style-name="Standard" style:master-page-name="">
      <loext:graphic-properties draw:fill="none"/>
      <style:paragraph-properties fo:margin-left="4.399cm" fo:margin-right="0cm" style:line-height-at-least="0.503cm" fo:text-indent="-3.401cm" style:auto-text-indent="false" style:page-number="auto" fo:background-color="transparent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19" style:family="paragraph" style:parent-style-name="Standard" style:master-page-name="">
      <loext:graphic-properties draw:fill="none"/>
      <style:paragraph-properties fo:margin-left="0cm" fo:margin-right="0cm" style:line-height-at-least="0.503cm" fo:text-indent="1cm" style:auto-text-indent="false" style:page-number="auto" fo:background-color="transparent"/>
      <style:text-properties fo:color="#000000" loext:opacity="100%" style:font-name="Roboto Mono" fo:font-size="10.5pt" fo:font-weight="normal" fo:background-color="#ffffff" style:font-size-asian="10.5pt" style:font-size-complex="10.5pt"/>
    </style:style>
    <style:style style:name="P20" style:family="paragraph" style:parent-style-name="Standard" style:master-page-name="">
      <loext:graphic-properties draw:fill="none"/>
      <style:paragraph-properties fo:margin-left="4.099cm" fo:margin-right="0cm" style:line-height-at-least="0.503cm" fo:text-indent="-3.099cm" style:auto-text-indent="false" style:page-number="auto" fo:background-color="transparent"/>
      <style:text-properties fo:color="#000000" loext:opacity="100%" style:font-name="Roboto Mono" fo:font-size="10.5pt" fo:font-weight="normal" officeooo:paragraph-rsid="001e5a3c" fo:background-color="#ffffff" style:font-size-asian="10.5pt" style:font-size-complex="10.5pt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 Mono" fo:font-size="11pt" fo:font-style="normal" fo:font-weight="normal" fo:background-color="transparent" style:font-name-asian="Cascadia Code" style:font-size-asian="11pt" style:font-style-asian="italic" style:font-name-complex="Cascadia Code" style:font-size-complex="11pt" style:font-style-complex="italic"/>
    </style:style>
    <style:style style:name="P2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a97c2" fo:background-color="transparent" style:font-size-asian="11pt" style:font-size-complex="11pt"/>
    </style:style>
    <style:style style:name="P2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1e5a3c" fo:background-color="transparent" style:font-size-asian="11pt" style:font-size-complex="11pt"/>
    </style:style>
    <style:style style:name="P24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1pt" officeooo:paragraph-rsid="0022c887" style:font-size-asian="11pt" style:font-size-complex="11pt"/>
    </style:style>
    <style:style style:name="P25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2c887" officeooo:paragraph-rsid="0022c887" fo:background-color="transparent" style:font-name-asian="Calibri" style:font-size-asian="11pt" style:font-name-complex="Calibri" style:font-size-complex="11pt"/>
    </style:style>
    <style:style style:name="P26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3880e"/>
    </style:style>
    <style:style style:name="P27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officeooo:paragraph-rsid="0024bf57"/>
    </style:style>
    <style:style style:name="P28" style:family="paragraph" style:parent-style-name="Standard">
      <style:paragraph-properties fo:margin-top="0cm" fo:margin-bottom="0.353cm" style:contextual-spacing="false" fo:line-height="115%" fo:text-align="justify" style:justify-single-word="false" fo:break-before="page"/>
      <style:text-properties style:use-window-font-color="true" loext:opacity="0%" style:font-name="Roboto" fo:font-size="11pt" fo:font-weight="bold" officeooo:rsid="0024bf57" officeooo:paragraph-rsid="0024bf57" fo:background-color="transparent" style:font-name-asian="Calibri" style:font-size-asian="11pt" style:font-weight-asian="bold" style:font-name-complex="Calibri" style:font-size-complex="11pt" style:font-weight-complex="bold"/>
    </style:style>
    <style:style style:name="P29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paragraph-rsid="0025f19b" fo:background-color="transparent" style:font-size-asian="11pt" style:font-size-complex="11pt"/>
    </style:style>
    <style:style style:name="P30" style:family="paragraph" style:parent-style-name="Standard">
      <style:paragraph-properties fo:margin-top="0cm" fo:margin-bottom="0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7f919" fo:background-color="transparent" style:font-name-asian="Calibri" style:font-size-asian="11pt" style:font-name-complex="Calibri" style:font-size-complex="11pt"/>
    </style:style>
    <style:style style:name="P3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0pt" fo:font-weight="normal" officeooo:paragraph-rsid="002a63fd" fo:background-color="transparent" style:font-size-asian="10pt" style:font-size-complex="10pt"/>
    </style:style>
    <style:style style:name="P32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5f19b" officeooo:paragraph-rsid="0025f19b" fo:background-color="transparent" style:font-name-asian="Calibri" style:font-size-asian="11pt" style:font-name-complex="Calibri" style:font-size-complex="11pt"/>
    </style:style>
    <style:style style:name="P3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use-window-font-color="true" loext:opacity="0%" style:font-name="Roboto" fo:font-size="11pt" fo:font-weight="normal" officeooo:rsid="0027f919" officeooo:paragraph-rsid="0027f919" fo:background-color="transparent" style:font-name-asian="Calibri" style:font-size-asian="11pt" style:font-name-complex="Calibri" style:font-size-complex="11pt"/>
    </style:style>
    <style:style style:name="P3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8000" loext:opacity="100%" style:font-name="Roboto Mono1" fo:font-size="11pt" fo:font-weight="normal" officeooo:rsid="0027f919" officeooo:paragraph-rsid="0027f919" fo:background-color="#ffffff" style:font-name-asian="Calibri" style:font-size-asian="11pt" style:font-name-complex="Calibri" style:font-size-complex="11pt"/>
    </style:style>
    <style:style style:name="P3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8000" loext:opacity="100%" style:font-name="Roboto Mono1" fo:font-size="11pt" fo:font-weight="normal" officeooo:paragraph-rsid="0027f919" fo:background-color="#ffffff" style:font-size-asian="11pt" style:font-size-complex="11pt"/>
    </style:style>
    <style:style style:name="P36" style:family="paragraph" style:parent-style-name="Standard">
      <style:paragraph-properties fo:margin-left="0cm" fo:margin-right="0cm" fo:line-height="100%" fo:text-indent="0cm" style:auto-text-indent="false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P37" style:family="paragraph" style:parent-style-name="Standard" style:master-page-name="">
      <loext:graphic-properties draw:fill="none"/>
      <style:paragraph-properties fo:margin-left="1cm" fo:margin-right="0cm" fo:line-height="100%" fo:text-indent="0cm" style:auto-text-indent="false" style:page-number="auto" fo:background-color="transparent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P38" style:family="paragraph" style:parent-style-name="Standard">
      <style:paragraph-properties fo:line-height="100%"/>
      <style:text-properties fo:font-size="11pt" style:font-size-asian="11pt" style:font-size-complex="11pt"/>
    </style:style>
    <style:style style:name="P39" style:family="paragraph" style:parent-style-name="Standard">
      <style:paragraph-properties fo:margin-left="0cm" fo:margin-right="0cm" fo:line-height="100%" fo:text-indent="0cm" style:auto-text-indent="false"/>
      <style:text-properties fo:color="#008000" loext:opacity="100%" style:font-name="Roboto Mono1" fo:font-size="11pt" fo:font-weight="normal" fo:background-color="#ffffff" style:font-size-asian="11pt" style:font-size-complex="11pt"/>
    </style:style>
    <style:style style:name="P40" style:family="paragraph" style:parent-style-name="Standard">
      <style:paragraph-properties fo:margin-left="0cm" fo:margin-right="0cm" fo:line-height="100%" fo:text-indent="0cm" style:auto-text-indent="false"/>
      <style:text-properties fo:color="#0000ff" loext:opacity="100%" style:font-name="Roboto Mono1" fo:font-size="11pt" fo:font-weight="normal" fo:background-color="#ffffff" style:font-size-asian="11pt" style:font-size-complex="11pt"/>
    </style:style>
    <style:style style:name="P41" style:family="paragraph" style:parent-style-name="Standard">
      <style:paragraph-properties fo:line-height="100%"/>
      <style:text-properties fo:color="#000000" loext:opacity="100%" style:font-name="Roboto Mono1" fo:font-size="11pt" fo:font-weight="normal" fo:background-color="#ffffff" style:font-size-asian="11pt" style:font-size-complex="11pt"/>
    </style:style>
    <style:style style:name="T1" style:family="text">
      <style:text-properties style:font-name-asian="Calibri" style:font-name-complex="Calibri"/>
    </style:style>
    <style:style style:name="T2" style:family="text">
      <style:text-properties fo:color="#0000ff" loext:opacity="100%" style:font-name="Roboto Mono" fo:background-color="#ffffff" loext:char-shading-value="0"/>
    </style:style>
    <style:style style:name="T3" style:family="text">
      <style:text-properties fo:color="#000000" loext:opacity="100%" style:font-name="Roboto Mono" fo:background-color="#ffffff" loext:char-shading-value="0"/>
    </style:style>
    <style:style style:name="T4" style:family="text">
      <style:text-properties style:use-window-font-color="true" loext:opacity="0%" style:font-name="Roboto" fo:font-weight="normal" fo:background-color="transparent" loext:char-shading-value="0" style:font-name-asian="Calibri" style:font-name-complex="Calibri"/>
    </style:style>
    <style:style style:name="T5" style:family="text">
      <style:text-properties fo:color="#0000ff" loext:opacity="100%" style:font-name="Roboto Mono" fo:font-weight="normal" officeooo:rsid="00204c99" fo:background-color="#ffffff" loext:char-shading-value="0"/>
    </style:style>
    <style:style style:name="T6" style:family="text">
      <style:text-properties fo:color="#0000ff" loext:opacity="100%" style:font-name="Roboto Mono" fo:font-weight="normal" fo:background-color="#ffffff" loext:char-shading-value="0"/>
    </style:style>
    <style:style style:name="T7" style:family="text">
      <style:text-properties style:use-window-font-color="true" loext:opacity="0%" style:font-name="Roboto" fo:font-style="normal" fo:font-weight="normal" fo:background-color="transparent" loext:char-shading-value="0" style:font-name-asian="Cascadia Code" style:font-name-complex="Cascadia Code"/>
    </style:style>
    <style:style style:name="T8" style:family="text">
      <style:text-properties fo:color="#000000" loext:opacity="100%" fo:font-family="'Roboto Mono', 'VictorMono Nerd Font', monospace, monospace, 'Droid Sans Mono', monospace, monospace" fo:font-weight="normal" fo:background-color="#ffffff" loext:char-shading-value="0"/>
    </style:style>
    <style:style style:name="T9" style:family="text">
      <style:text-properties fo:color="#098658" loext:opacity="100%" fo:font-family="'Roboto Mono', 'VictorMono Nerd Font', monospace, monospace, 'Droid Sans Mono', monospace, monospace" fo:font-weight="normal" fo:background-color="#ffffff" loext:char-shading-value="0"/>
    </style:style>
    <style:style style:name="T10" style:family="text">
      <style:text-properties style:use-window-font-color="true" loext:opacity="0%" style:font-name="Roboto Mono" fo:font-style="normal" fo:font-weight="normal" fo:background-color="transparent" loext:char-shading-value="0" style:font-name-asian="Cascadia Code" style:font-name-complex="Cascadia Code"/>
    </style:style>
    <style:style style:name="T11" style:family="text">
      <style:text-properties fo:color="#000000" loext:opacity="100%" style:font-name="Roboto Mono1" fo:font-weight="normal" fo:background-color="#ffffff" loext:char-shading-value="0"/>
    </style:style>
    <style:style style:name="T12" style:family="text">
      <style:text-properties style:use-window-font-color="true" loext:opacity="0%" style:font-name="Roboto" fo:font-weight="normal" officeooo:rsid="001afc47" fo:background-color="transparent" loext:char-shading-value="0" style:font-name-asian="Calibri" style:font-name-complex="Calibri"/>
    </style:style>
    <style:style style:name="T13" style:family="text">
      <style:text-properties fo:color="#098658" loext:opacity="100%" style:font-name="Roboto Mono1" fo:font-weight="normal" fo:background-color="#ffffff" loext:char-shading-value="0"/>
    </style:style>
    <style:style style:name="T14" style:family="text">
      <style:text-properties fo:color="#000000" loext:opacity="100%" style:font-name="Roboto Mono1" fo:font-weight="normal" officeooo:rsid="002b4af6" fo:background-color="#ffffff" loext:char-shading-value="0"/>
    </style:style>
    <style:style style:name="T15" style:family="text">
      <style:text-properties fo:color="#000000" loext:opacity="100%" style:font-name="Roboto Mono1" fo:background-color="#ffffff" loext:char-shading-value="0"/>
    </style:style>
    <style:style style:name="T16" style:family="text">
      <style:text-properties fo:color="#000000" loext:opacity="100%" style:font-name="Roboto Mono1" officeooo:rsid="00215494" fo:background-color="#ffffff" loext:char-shading-value="0"/>
    </style:style>
    <style:style style:name="T17" style:family="text">
      <style:text-properties fo:color="#098658" loext:opacity="100%" style:font-name="Roboto Mono1" fo:background-color="#ffffff" loext:char-shading-value="0"/>
    </style:style>
    <style:style style:name="T18" style:family="text">
      <style:text-properties style:use-window-font-color="true" loext:opacity="0%" style:font-name="Roboto" fo:font-weight="normal" officeooo:rsid="001b952e" fo:background-color="transparent" loext:char-shading-value="0" style:font-name-asian="Calibri" style:font-name-complex="Calibri"/>
    </style:style>
    <style:style style:name="T19" style:family="text">
      <style:text-properties fo:color="#000000" loext:opacity="100%" style:font-name="Roboto Mono" fo:font-style="normal" fo:font-weight="normal" fo:background-color="transparent" loext:char-shading-value="0" style:font-name-asian="Cascadia Code" style:font-name-complex="Cascadia Code"/>
    </style:style>
    <style:style style:name="T20" style:family="text">
      <style:text-properties fo:color="#a31515" loext:opacity="100%" style:font-name="Roboto Mono" fo:font-style="normal" fo:font-weight="normal" fo:background-color="transparent" loext:char-shading-value="0" style:font-name-asian="Cascadia Code" style:font-name-complex="Cascadia Code"/>
    </style:style>
    <style:style style:name="T21" style:family="text">
      <style:text-properties style:use-window-font-color="true" loext:opacity="0%" style:font-name="Roboto Mono" fo:font-style="normal" fo:font-weight="normal" officeooo:rsid="001b952e" fo:background-color="transparent" loext:char-shading-value="0" style:font-name-asian="Cascadia Code" style:font-name-complex="Cascadia Code"/>
    </style:style>
    <style:style style:name="T22" style:family="text">
      <style:text-properties fo:color="#008000" loext:opacity="100%" style:font-name="Roboto Mono" fo:background-color="#ffffff" loext:char-shading-value="0"/>
    </style:style>
    <style:style style:name="T23" style:family="text">
      <style:text-properties fo:color="#098658" loext:opacity="100%" style:font-name="Roboto Mono" fo:background-color="#ffffff" loext:char-shading-value="0"/>
    </style:style>
    <style:style style:name="T24" style:family="text">
      <style:text-properties fo:color="#000000" loext:opacity="100%" style:font-name="Roboto Mono1" fo:font-weight="normal" officeooo:rsid="00215494" fo:background-color="#ffffff" loext:char-shading-value="0"/>
    </style:style>
    <style:style style:name="T25" style:family="text">
      <style:text-properties style:use-window-font-color="true" loext:opacity="0%" style:font-name="Roboto Mono" fo:font-weight="normal" fo:background-color="transparent" loext:char-shading-value="0" style:font-name-asian="Calibri" style:font-name-complex="Calibri"/>
    </style:style>
    <style:style style:name="T26" style:family="text">
      <style:text-properties fo:color="#a31515" loext:opacity="100%" style:font-name="Roboto Mono1" fo:font-weight="normal" fo:background-color="#ffffff" loext:char-shading-value="0"/>
    </style:style>
    <style:style style:name="T27" style:family="text">
      <style:text-properties style:use-window-font-color="true" loext:opacity="0%" fo:font-weight="normal" fo:background-color="transparent" loext:char-shading-value="0" style:font-name-asian="Calibri" style:font-name-complex="Calibri"/>
    </style:style>
    <style:style style:name="T28" style:family="text">
      <style:text-properties style:use-window-font-color="true" loext:opacity="0%" style:text-position="super 58%" fo:font-weight="normal" fo:background-color="transparent" loext:char-shading-value="0" style:font-name-asian="Calibri" style:font-name-complex="Calibri"/>
    </style:style>
    <style:style style:name="T29" style:family="text">
      <style:text-properties fo:color="#0000ff" loext:opacity="100%" style:font-name="Roboto Mono1" fo:font-weight="normal" officeooo:rsid="0021fa69" fo:background-color="#ffffff" loext:char-shading-value="0"/>
    </style:style>
    <style:style style:name="T30" style:family="text">
      <style:text-properties fo:color="#0000ff" loext:opacity="100%" style:font-name="Roboto Mono1" fo:font-weight="normal" fo:background-color="#ffffff" loext:char-shading-value="0"/>
    </style:style>
    <style:style style:name="T31" style:family="text">
      <style:text-properties fo:color="#0000ff" loext:opacity="100%"/>
    </style:style>
    <style:style style:name="T32" style:family="text">
      <style:text-properties fo:color="#098658" loext:opacity="100%"/>
    </style:style>
    <style:style style:name="T33" style:family="text">
      <style:text-properties fo:color="#008000" loext:opacity="100%"/>
    </style:style>
    <style:style style:name="T34" style:family="text">
      <style:text-properties fo:color="#a31515" loext:opacity="100%" style:font-name="Roboto Mono" fo:background-color="#ffffff" loext:char-shading-value="0"/>
    </style:style>
    <style:style style:name="T35" style:family="text">
      <style:text-properties officeooo:rsid="001e5a3c" style:font-name-asian="Calibri" style:font-name-complex="Calibri"/>
    </style:style>
    <style:style style:name="T36" style:family="text">
      <style:text-properties style:use-window-font-color="true" loext:opacity="0%" style:font-name="Roboto" fo:font-weight="normal" officeooo:rsid="001e5a3c" fo:background-color="transparent" loext:char-shading-value="0" style:font-name-asian="Calibri" style:font-name-complex="Calibri"/>
    </style:style>
    <style:style style:name="T37" style:family="text">
      <style:text-properties style:use-window-font-color="true" loext:opacity="0%" style:font-name="Roboto" fo:font-weight="normal" officeooo:rsid="0024bf57" fo:background-color="transparent" loext:char-shading-value="0" style:font-name-asian="Calibri" style:font-name-complex="Calibri"/>
    </style:style>
    <style:style style:name="T38" style:family="text">
      <style:text-properties fo:color="#0000ff" loext:opacity="100%" style:font-name="Roboto Mono" fo:font-weight="normal" officeooo:rsid="0022c887" fo:background-color="#ffffff" loext:char-shading-value="0"/>
    </style:style>
    <style:style style:name="T39" style:family="text">
      <style:text-properties fo:color="#000000" loext:opacity="100%" style:font-name="Roboto Mono" fo:font-weight="normal" fo:background-color="#ffffff" loext:char-shading-value="0"/>
    </style:style>
    <style:style style:name="T40" style:family="text">
      <style:text-properties fo:color="#098658" loext:opacity="100%" style:font-name="Roboto Mono" fo:font-weight="normal" fo:background-color="#ffffff" loext:char-shading-value="0"/>
    </style:style>
    <style:style style:name="T41" style:family="text">
      <style:text-properties fo:color="#000000" loext:opacity="100%" style:font-name="Roboto Mono" fo:font-weight="normal" officeooo:rsid="0022c887" fo:background-color="#ffffff" loext:char-shading-value="0"/>
    </style:style>
    <style:style style:name="T42" style:family="text">
      <style:text-properties style:use-window-font-color="true" loext:opacity="0%" style:font-name="Roboto" fo:font-weight="normal" officeooo:rsid="0022c887" fo:background-color="transparent" loext:char-shading-value="0" style:font-name-asian="Calibri" style:font-name-complex="Calibri"/>
    </style:style>
    <style:style style:name="T43" style:family="text">
      <style:text-properties fo:color="#0000ff" loext:opacity="100%" style:font-name="Roboto Mono1" fo:background-color="#ffffff" loext:char-shading-value="0"/>
    </style:style>
    <style:style style:name="T44" style:family="text">
      <style:text-properties style:use-window-font-color="true" loext:opacity="0%" style:font-name="Roboto" fo:font-size="11pt" fo:font-weight="normal" officeooo:rsid="0023880e" fo:background-color="transparent" loext:char-shading-value="0" style:font-name-asian="Calibri" style:font-size-asian="11pt" style:font-name-complex="Calibri" style:font-size-complex="11pt"/>
    </style:style>
    <style:style style:name="T45" style:family="text">
      <style:text-properties fo:color="#000000" loext:opacity="100%" style:font-name="Roboto Mono" fo:font-size="11pt" fo:font-weight="normal" fo:background-color="#ffffff" loext:char-shading-value="0" style:font-size-asian="11pt" style:font-size-complex="11pt"/>
    </style:style>
    <style:style style:name="T46" style:family="text">
      <style:text-properties style:use-window-font-color="true" loext:opacity="0%" style:font-name="Roboto" fo:font-size="11pt" fo:font-weight="normal" officeooo:rsid="0024bf57" fo:background-color="transparent" loext:char-shading-value="0" style:font-name-asian="Calibri" style:font-size-asian="11pt" style:font-name-complex="Calibri" style:font-size-complex="11pt"/>
    </style:style>
    <style:style style:name="T47" style:family="text">
      <style:text-properties fo:color="#0000ff" loext:opacity="100%" style:font-name="Roboto Mono1" fo:font-size="11pt" fo:font-weight="normal" officeooo:rsid="0024bf57" fo:background-color="#ffffff" loext:char-shading-value="0" style:font-name-asian="Calibri" style:font-size-asian="11pt" style:font-name-complex="Calibri" style:font-size-complex="11pt"/>
    </style:style>
    <style:style style:name="T48" style:family="text">
      <style:text-properties officeooo:rsid="0025f19b"/>
    </style:style>
    <style:style style:name="T49" style:family="text">
      <style:text-properties officeooo:rsid="0025f19b" style:font-name-asian="Calibri" style:font-name-complex="Calibri"/>
    </style:style>
    <style:style style:name="T50" style:family="text">
      <style:text-properties officeooo:rsid="002a63fd" style:font-name-asian="Calibri" style:font-name-complex="Calibri"/>
    </style:style>
    <style:style style:name="T51" style:family="text">
      <style:text-properties fo:color="#000000" loext:opacity="100%" style:font-name="Roboto Mono1" officeooo:rsid="002a63fd" fo:background-color="#ffffff" loext:char-shading-value="0"/>
    </style:style>
    <style:style style:name="T52" style:family="text">
      <style:text-properties fo:color="#a31515" loext:opacity="100%" style:font-name="Roboto Mono1" fo:background-color="#ffffff" loext:char-shading-value="0"/>
    </style:style>
    <style:style style:name="T53" style:family="text">
      <style:text-properties officeooo:rsid="00273c77"/>
    </style:style>
    <style:style style:name="T54" style:family="text">
      <style:text-properties fo:color="#000000" loext:opacity="100%"/>
    </style:style>
    <style:style style:name="T55" style:family="text">
      <style:text-properties fo:color="#a31515" loext:opacity="100%"/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i">
        <style:list-level-properties text:space-before="0.635cm"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Άσκηση 1</text:p>
      <text:p text:style-name="P2"><text:span text:style-name="T1">Ώστε το πρόγραμμά μας να δέχεται τρίγωνα οποιονδήποτε διαστάσεων, οι μεταβλητές ου αποθηκεύουν τα μήκη των πλευρών του τριγώνου θα πρέπει να είναι πραγματικού τύπου, άρα τις δηλώνουμε με </text:span><text:span text:style-name="T2">double</text:span><text:span text:style-name="T3"> a, b, c;</text:span></text:p>
      <text:p text:style-name="P3"><text:span text:style-name="T4">Το τρίγωνο πρέπει να έχει θετικά μήκη πλευρών, άρα κάνουμε επικύρωση των τιμών που δίνονται από τον χρήση χρησιμοποιώντας έναν βρόχο </text:span><text:span text:style-name="T5">do w</text:span><text:span text:style-name="T6">hile</text:span><text:span text:style-name="T4">, ο οποίος επαναλαμβάνεται αν οποιαδήποτε από τις μεταβλητές </text:span><text:span text:style-name="T7">a</text:span><text:span text:style-name="T4">, </text:span><text:span text:style-name="T7">b</text:span><text:span text:style-name="T4"> ή </text:span><text:span text:style-name="T7">c</text:span><text:span text:style-name="T4"> είναι αρνητικές ή μηδέν. Αυτή η συνθήκη σε κώδικα C γράφεται ως εξής: </text:span><text:span text:style-name="T8">(a &lt;= </text:span><text:span text:style-name="T9">0</text:span><text:span text:style-name="T8"> || b &lt;= </text:span><text:span text:style-name="T9">0</text:span><text:span text:style-name="T8"> || c &lt;= </text:span><text:span text:style-name="T9">0</text:span><text:span text:style-name="T8">)</text:span><text:span text:style-name="T4">. </text:span></text:p>
      <text:p text:style-name="P4"><text:span text:style-name="T4">Όπως δίνεται από την εκφώνηση, για να είναι έγκυρο ένα τρίγωνο θα πρέπει να ισχύουν ταυτόχρονα οι τρεις ανισότητες </text:span><text:span text:style-name="T10">a + b &gt; c</text:span><text:span text:style-name="T4">, </text:span><text:span text:style-name="T10">a + c &gt; b</text:span><text:span text:style-name="T4"> και </text:span><text:span text:style-name="T10">b + c &gt; a</text:span><text:span text:style-name="T4">. Αυτή η συνθήκη σε κώδικα C γράφεται ως εξής: </text:span><text:span text:style-name="T11">((a + b &gt; c) &amp;&amp; (a + c &gt; b) &amp;&amp; (b + c &gt; a))</text:span><text:span text:style-name="T4">. Αν ισχύει ή όχι αυτή η συνθήκη εκτυπώνουμε το αντίστοιχο μήνυμα στον χρήστη για την ύπαρξη ή όχι ενός τέτοιου τριγώνου.</text:span></text:p>
      <text:p text:style-name="P5">Άσκηση 2</text:p>
      <text:p text:style-name="P6"><text:span text:style-name="T4">Ο χρήστης εισάγει την ώρα σε μορφή hh:mm:ss, δηλώνουμε 3 ακέραιες μεταβλητές </text:span><text:span text:style-name="T10">h</text:span><text:span text:style-name="T4">, </text:span><text:span text:style-name="T10">m</text:span><text:span text:style-name="T4">, και </text:span><text:span text:style-name="T10">s</text:span><text:span text:style-name="T7"> </text:span><text:span text:style-name="T4">αντίστοιχα. </text:span><text:span text:style-name="T12">Το εύρος των τιμών </text:span><text:span text:style-name="T4">που μπορεί να πάρει η μεταβλητή </text:span><text:span text:style-name="T10">h</text:span><text:span text:style-name="T4"> είναι </text:span><text:span text:style-name="T12">το σύνολο ακεραίων </text:span><text:span text:style-name="T4">[0, 23], ενώ οι μεταβλητές </text:span><text:span text:style-name="T10">m</text:span><text:span text:style-name="T4"> και </text:span><text:span text:style-name="T10">s</text:span><text:span text:style-name="T4"> παίρνουν τιμές στο σύνολο [0, 59], άρα αν οποιαδήποτε μεταβλητή είναι εκτός αυτών των δύο συνόλων ζητάμε από τον χρήστη να επανεισάγει την ώρα. Σε κώδικα C ο έλεγχος αρνητικών τιμών γράφεται </text:span><text:span text:style-name="T11">(h &lt; </text:span><text:span text:style-name="T13">0</text:span><text:span text:style-name="T11"> || min &lt; </text:span><text:span text:style-name="T13">0</text:span><text:span text:style-name="T11"> || sec &lt; </text:span><text:span text:style-name="T13">0</text:span><text:span text:style-name="T11">)</text:span><text:span text:style-name="T4">, ενώ ο έλεγχος ανώτατου ορίου γράφεται </text:span><text:span text:style-name="T11">(h &gt;</text:span><text:span text:style-name="T14">=</text:span><text:span text:style-name="T11"> </text:span><text:span text:style-name="T13">24</text:span><text:span text:style-name="T11"> || min &gt;</text:span><text:span text:style-name="T14">=</text:span><text:span text:style-name="T11"> </text:span><text:span text:style-name="T13">60</text:span><text:span text:style-name="T11"> || sec &gt;</text:span><text:span text:style-name="T14">=</text:span><text:span text:style-name="T11"> </text:span><text:span text:style-name="T13">60</text:span><text:span text:style-name="T11">)</text:span><text:span text:style-name="T4">. Η επικύρωση των τιμών γίνεται με έναν βρόχο </text:span><text:span text:style-name="T7">do while</text:span><text:span text:style-name="T4"> με διάζευξη αυτών των δύο συνθηκών, δηλαδή </text:span><text:span text:style-name="T11">((h &gt;</text:span><text:span text:style-name="T14">=</text:span><text:span text:style-name="T11"> </text:span><text:span text:style-name="T13">24</text:span><text:span text:style-name="T11"> || min &gt;</text:span><text:span text:style-name="T14">=</text:span><text:span text:style-name="T11"> </text:span><text:span text:style-name="T13">60</text:span><text:span text:style-name="T11"> || sec &gt;</text:span><text:span text:style-name="T14">=</text:span><text:span text:style-name="T11"> </text:span><text:span text:style-name="T13">60</text:span><text:span text:style-name="T11">) || (h &lt; </text:span><text:span text:style-name="T13">0</text:span><text:span text:style-name="T11"> || min &lt; </text:span><text:span text:style-name="T13">0</text:span><text:span text:style-name="T11"> || sec &lt; </text:span><text:span text:style-name="T13">0</text:span><text:span text:style-name="T11">))</text:span><text:span text:style-name="T4">.</text:span></text:p>
      <text:p text:style-name="P7">Για να δούμε πόση ώρα απομένει μέχρι τα μεσάνυχτα πρέπει να κάνουμε 24:00:00 - hh:mm:ss, όπου hh:mm:ss η δοσμένη ώρα. Ένας απλός τρόπος να γίνει αυτή η αφαίρεση είναι να μετατρέψουμε την ώρα της μορφής hh:mm:ss σε δευτερόλεπτα από την αρχή της ημέρας και να τα αφαιρέσουμε από τα δευτερόλεπτα που διαρκεί μία ημέρα, δηλαδή από 24*60*60.</text:p>
      <text:p text:style-name="P7">Αρχικά πρέπει να μετατρέψουμε την ώρα της μορφής hh:mm:ss σε δευτερόλεπτα από την αρχή της ημέρας, άρα κάνουμε τις γνωστές μετατροπές, αθροίζουμε τα αποτελέσματα και τα αποθηκεύουμε σε μία μεταβλητή, το οποίο σε κώδικα C γράφεται ως εξής: <text:span text:style-name="T15">secFromMidnight</text:span><text:span text:style-name="T16"> </text:span><text:span text:style-name="T15">= h * </text:span><text:span text:style-name="T17">60</text:span><text:span text:style-name="T15"> * </text:span><text:span text:style-name="T17">60</text:span><text:span text:style-name="T15"> + min * </text:span><text:span text:style-name="T17">60</text:span><text:span text:style-name="T15"> + sec;</text:span></text:p>
      <text:p text:style-name="P2"><text:span text:style-name="T1">Κάνοντας την αφαίρεση 24h - [δοσμένη ώρα] θα έχουμε την ώρα μέχρι τα μεσάνυχτα, άρα αφαιρούμε τα δευτερόλεπτα που πέρασαν από την αρχή της ημέρας από τα 24*60*60 δευτερόλεπτα και το αποθηκεύουμε σε μία μεταβλητή, το οποίο σε κώδικα C γράφεται </text:span><text:span text:style-name="T15">sec2Midnight = </text:span><text:span text:style-name="T17">24</text:span><text:span text:style-name="T15"> * </text:span><text:span text:style-name="T17">60</text:span><text:span text:style-name="T15"> * </text:span><text:span text:style-name="T17">60</text:span><text:span text:style-name="T15"> – secFromMidnight</text:span><text:span text:style-name="T16">;</text:span></text:p>
      <text:p text:style-name="P4"><text:span text:style-name="T4">Έχοντας υπολογίσει τα δευτερόλεπτα που απομένουν μέχρι τα μεσάνυχτα, θα πρέπει να τα επιστρέψουμε στον χρήστη σε μορφή hh:mm:ss. Αρχικά υπολογίζουμε τις ώρες κάνοντας τη διαίρεση </text:span><text:span text:style-name="T11">sec2Midnight / (</text:span><text:span text:style-name="T13">60</text:span><text:span text:style-name="T11"> * </text:span><text:span text:style-name="T13">60</text:span><text:span text:style-name="T11">)</text:span><text:span text:style-name="T4">. Το πηλίκο αυτής της διαίρεσης μας δίνει τις ώρες που απομένουν μέχρι τα μεσάνυχτα, ενώ το υπόλοιπο μας δίνει τα λεπτά και τα δευτερόλεπτα. Ομοίως υπολογίζουμε τα λεπτά: </text:span><text:span text:style-name="T11">sec2Midnight / </text:span><text:span text:style-name="T13">60</text:span><text:span text:style-name="T4">, με πηλίκο τα λεπτά </text:span><text:span text:style-name="T18">και </text:span><text:span text:style-name="T4">υπόλοιπο τα δευτερόλεπτα.</text:span></text:p>
      <text:p text:style-name="P8"><text:span text:style-name="T4">Έχοντας αποθηκεύσει τα αποτελέσματα των παραπάνω υπολογισμών σε μεταβλητές </text:span><text:span text:style-name="T10">h</text:span><text:span text:style-name="T4">, </text:span><text:span text:style-name="T10">m</text:span><text:span text:style-name="T4">, και </text:span><text:span text:style-name="T10">s </text:span><text:span text:style-name="T4">αντίστοιχα, τις εκτυπώνουμε στον χρήστη με δύο ψηφία ώστε ακόμα και μονοψήφιες τιμές να εκτυπώνεται το 0 μπροστά: </text:span><text:span text:style-name="T19">printf(</text:span><text:span text:style-name="T20">"%02d:%02d:%02d"</text:span><text:span text:style-name="T19">, h, min, sec)</text:span><text:span text:style-name="T21">;</text:span></text:p>
      <text:p text:style-name="P5">Άσκηση 3</text:p>
      <text:p text:style-name="P2"><text:span text:style-name="T1">Το πλήθος των μπουκαλιών είναι ακέραιος αριθμός, πιθανά πολύ μεγάλος, ενώ η τιμή είναι πραγματικός, άρα κάνουμε τη δήλωση τύπων: </text:span><text:span text:style-name="T2">long</text:span><text:span text:style-name="T3"> small, large;</text:span><text:span text:style-name="T22"> </text:span><text:span text:style-name="T2">double</text:span><text:span text:style-name="T3"> total;</text:span></text:p>
      <text:p text:style-name="P9"><text:span text:style-name="T4">Το πλήθος των μπουκαλιών πρέπει να είναι θετικό ή μηδέν, το οποίο ελέγχεται με βρόχους </text:span><text:span text:style-name="T6">do while</text:span><text:span text:style-name="T4">, οι οποίοι επαναλαμβάνονται αν το πλήθος είναι αρνητικό.</text:span></text:p>
      <text:p text:style-name="P2"><text:span text:style-name="T1">Για να υπολογίσουμε το σύνολο κάνουμε </text:span><text:span text:style-name="T3">total = small * </text:span><text:span text:style-name="T23">0.008</text:span><text:span text:style-name="T3"> + large * </text:span><text:span text:style-name="T23">0.02</text:span><text:span text:style-name="T3">;</text:span></text:p>
      <text:p text:style-name="P9"><text:span text:style-name="T4">Η έκπτωση των 200€ περιέχεται και στην έκπτωση των 600€, άρα πρώτα ελέγχεται η συνθήκη των 600€ με σχήμα </text:span><text:span text:style-name="T6">if else</text:span><text:span text:style-name="T4">.</text:span></text:p>
      <text:p text:style-name="P4"><text:span text:style-name="T4">Για λόγους ταχύτητας, η 20% έκπτωση γίνεται 100%-20%=80%=0.8 της αρχικής τιμής και ομοίως η 8% έκπτωση γίνεται 0.92 της αρχικής, άρα κάνουμε </text:span><text:span text:style-name="T11">total *= </text:span><text:span text:style-name="T13">0.8</text:span><text:span text:style-name="T11">;</text:span><text:span text:style-name="T7"> </text:span><text:span text:style-name="T4">και </text:span><text:span text:style-name="T11">total</text:span><text:span text:style-name="T24"> </text:span><text:span text:style-name="T11">*=</text:span><text:span text:style-name="T24"> </text:span><text:span text:style-name="T13">0.92</text:span><text:span text:style-name="T11">; </text:span><text:span text:style-name="T4">αντίστοιχα. </text:span></text:p>
      <text:p text:style-name="P10"><text:span text:style-name="T4">Η εκτύπωση της τιμής πρέπει να γίνει με δύο δεκαδικά ψηφία, άρα εκτυπώνεται με μορφοποίηση </text:span><text:span text:style-name="T25">%.2f</text:span><text:span text:style-name="T4">: </text:span><text:span text:style-name="T11">printf(</text:span><text:span text:style-name="T26">"Total cost: %.2f EUR\n"</text:span><text:span text:style-name="T11">, total);</text:span></text:p>
      <text:p text:style-name="P5">Άσκηση 4</text:p>
      <text:p text:style-name="P11"><text:span text:style-name="T27">Όλοι οι πενταψήφιοι είναι μεταξύ 10</text:span><text:span text:style-name="T28">5</text:span><text:span text:style-name="T27"> και 10</text:span><text:span text:style-name="T28">6</text:span><text:span text:style-name="T27">, άρα η επικύρωση εισαγόμενων τιμών γίνεται με έναν βρόχο </text:span><text:span text:style-name="T29">do w</text:span><text:span text:style-name="T30">hile</text:span><text:span text:style-name="T11"> (number &lt; </text:span><text:span text:style-name="T13">10000</text:span><text:span text:style-name="T11"> || number &gt;= </text:span><text:span text:style-name="T13">100000</text:span><text:span text:style-name="T11">);</text:span></text:p>
      <text:p text:style-name="P7">Για να αντιστρέψουμε τον αριθμό θα κάνουμε την εξής διαδικασία 5 φορές:</text:p>
      <text:list text:style-name="L1">
        <text:list-item>
          <text:p text:style-name="P12">Παίρνουμε το τελευταίο ψηφίο του αρχικού αριθμού </text:p>
        </text:list-item>
        <text:list-item>
          <text:p text:style-name="P12">Το γράφουμε στο τέλος του ανεστραμμένου αριθμού</text:p>
        </text:list-item>
        <text:list-item>
          <text:p text:style-name="P12">Σβήνουμε το τελευταίο ψηφίο του αρχικού αριθμού</text:p>
        </text:list-item>
      </text:list>
      <text:p text:style-name="P7">Το βήμα 1 γίνεται απλά με την πράξη αριθμός%10</text:p>
      <text:p text:style-name="P7">Το βήμα 2 για να πραγματοποιηθεί αριθμητικά θα πρέπει να ενεργήσουμε ως εξής: </text:p>
      <text:list text:style-name="L2">
        <text:list-item>
          <text:p text:style-name="P13">Ολισθαίνουμε τον ανεστραμμένο αριθμό προς τα αριστερά, το οποίο είναι αντίστοιχο με την πράξη ανεστραμμένος*10, έτσι ώστε να λήγει σε 0 (πχ. 12→120)</text:p>
        </text:list-item>
        <text:list-item>
          <text:p text:style-name="P14">Προσθέτουμε το τελευταίο ψηφίο του αρχικού αριθμού (πχ. το τελευταίο ψηφίο είναι 3, άρα 120+3→123)</text:p>
        </text:list-item>
      </text:list>
      <text:p text:style-name="P7">Το βήμα 3 γίνεται απλά με την ακέραια διαίρεση του αρχικού αριθμού με το 10.</text:p>
      <text:p text:style-name="P7">Η παραπάνω διαδικασία σε κώδικα C γράφεται ως εξής:</text:p>
      <text:p text:style-name="P15">// Έστω ο αριθμός number = xyzwv</text:p>
      <text:p text:style-name="P16"><text:span text:style-name="T31">for</text:span> (<text:span text:style-name="T31">int</text:span> i = <text:span text:style-name="T32">0</text:span>; i &lt; <text:span text:style-name="T32">5</text:span>; i++) {<text:span text:style-name="T33"> // για κάθε ένα από τα 5 ψηφία</text:span></text:p>
      <text:p text:style-name="P17"/>
      <text:p text:style-name="P18">flipped *= <text:span text:style-name="T32">10</text:span>;<text:span text:style-name="T33"> // δεκαδική ολίσθιση προς τα αριστερά, ώστε ο αριθμός να τελειώνει σε 0: vw → vw0</text:span></text:p>
      <text:p text:style-name="P17"/>
      <text:p text:style-name="P19">flipped += number % <text:span text:style-name="T32">10</text:span>;<text:span text:style-name="T33"> // πρόσθεση του τελευταίου ψηφίου: vw0 → vwz</text:span></text:p>
      <text:p text:style-name="P17"/>
      <text:p text:style-name="P20">number /= <text:span text:style-name="T32">10</text:span>;<text:span text:style-name="T33"> // δεκαδική ολίσθιση προς τα δεξιά, ώστε να πάρουμε το επόμενο ψηφίο: xyz -&gt; xy</text:span></text:p>
      <text:p text:style-name="P16">}</text:p>
      <text:p text:style-name="P21"/>
      <text:p text:style-name="P22"><text:span text:style-name="T1">Τέλος, εκτυπώνουμε τον αριθμό με 5 ψηφία, ώστε ακόμα και αριθμοί που τελειώνουν σε μηδενικά να εμφανίζονται στην αρχή: </text:span><text:span text:style-name="T3">printf(</text:span><text:span text:style-name="T34">"%05d"</text:span><text:span text:style-name="T3">, flipped);</text:span></text:p>
      <text:p text:style-name="P5">Άσκηση 5</text:p>
      <text:p text:style-name="P23"><text:span text:style-name="T35">Θα ζητήσουμε από τον χρήστη τον αριθμό του μήνα, την ημέρα και τις ημέρες του Φεβρουαρίου, άρα θα χρειαστούμε 3 ακέραιες μεταβλητές: </text:span><text:span text:style-name="T2">int</text:span><text:span text:style-name="T3"> mon</text:span><text:span text:style-name="T22">, </text:span><text:span text:style-name="T3">feb</text:span><text:span text:style-name="T22">, </text:span><text:span text:style-name="T3">days;</text:span></text:p>
      <text:p text:style-name="P24"><text:span text:style-name="T36">Αρχικά διαβάζουμε τον αριθμό του μήνα και τον επικυρώνουμε με έναν βρόχο </text:span><text:span text:style-name="T30">do </text:span><text:span text:style-name="T6">while</text:span><text:span text:style-name="T36">, ο οποίος επαναλαμβάνεται αν η εισαγόμενη τιμή δεν ανήκει στο σύνολο [</text:span><text:span text:style-name="T37">1</text:span><text:span text:style-name="T36">, 12], το οποίο σε γλώσσα C γράφεται ως εξής: </text:span><text:span text:style-name="T38">w</text:span><text:span text:style-name="T6">hile</text:span><text:span text:style-name="T39"> (mon &lt; </text:span><text:span text:style-name="T40">1</text:span><text:span text:style-name="T39"> || mon &gt; </text:span><text:span text:style-name="T40">12</text:span><text:span text:style-name="T39">)</text:span><text:span text:style-name="T41">;</text:span></text:p>
      <text:p text:style-name="P24"><text:span text:style-name="T42">Έπειτα διαβάζουμε τον αριθμό των ημερών του μήνα που εισάχθηκαν. Διακρίνουμε 3 περιπτώσεις: ο μήνας να έχει 31 ημέρες, 30 ημέρες ή να είναι ο Φεβρουάριος, ο οποίος έχει 28 ή 29 ημέρες. Η εξέταση αυτών των περιπτώσεων γίνεται με δομή επιλογής </text:span><text:span text:style-name="T30">switch case</text:span><text:span text:style-name="T42">.</text:span></text:p>
      <text:p text:style-name="P25">Ωστόσο, παρατηρούμε ότι 31+28-50=9, άρα οι ημέρες του Φεβρουαρίου πρέπει να εξετάζονται και οι περιπτώσεις όπου η ημερομηνία είναι μετά τις 9 Ιανουαρίου. Για λόγους απλότητας θα εξετάζονται για όλες τις ημερομηνίες του Ιανουαρίου. Σε κάθε περίπτωση η είσοδος επικυρώνεται με βρόχο <text:span text:style-name="T43">do </text:span><text:span text:style-name="T2">while</text:span>.</text:p>
      <text:p text:style-name="P26"><text:span text:style-name="T44">Για να υπολογίσουμε την ημερομηνία 50 ημέρες μετά, αρχικά προσθέτουμε αφελώς 50 στη μεταβλητή </text:span><text:span text:style-name="T45">days</text:span><text:span text:style-name="T44"> (πχ. 5 Μαρτίου → 55 Μαρτίου). Προφανώς, αυτό οδηγεί σε «υπερχείλιση» του αριθμού ημερών, η οποία πρέπει να διορθωθεί, οπότε με διαδοχικές αφαιρέσεις 28, 29, 30 ή 31 ημερών, ανάλογα με την περίπτωση, και αύξηση του αριθμού του μήνα καταλήγουμε σε μία έγκυρη ημερομηνία. Στην περίπτωση του Δεκεμβρίου πρέπει να επαναφέρουμε τον αριθμού του μήνα σε 1.</text:span></text:p>
      <text:p text:style-name="P27"><text:span text:style-name="T44">Η διόρθωση αυτή γίνεται με έναν βρόχο ο οποίος επαναλαμβάνεται μέχρι να καταλήξουμε σε έγκυρη ημερομηνία. </text:span><text:span text:style-name="T46">Ο έλεγχος γίνεται με σχήμα επιλογής </text:span><text:span text:style-name="T47">switch case</text:span><text:span text:style-name="T46">, όπου σε κάθε περίπτωση αν η ημερομηνία δεν είναι έγκυρη γίνεται διόρθωση και επανάληψη του βρόχου μέσω της εντολής </text:span><text:span text:style-name="T47">continue</text:span><text:span text:style-name="T46">, ενώ αν είναι έγκυρη γίνεται έξοδος του </text:span><text:span text:style-name="T47">switch</text:span><text:span text:style-name="T46"> και μετά έξοδος από τον βρόχο με δύο εντολές </text:span><text:span text:style-name="T47">break</text:span><text:span text:style-name="T46">. </text:span></text:p>
      <text:p text:style-name="P28">Ά<text:span text:style-name="T48">σκηση 6</text:span></text:p>
      <text:p text:style-name="P29"><text:span text:style-name="T49">Θα χρειαστούμε έ</text:span><text:span text:style-name="T50">ναν πίνακα μεγέθους 6 που περιέχει </text:span><text:span text:style-name="T49">ακέραιες μεταβλητές οι οποίες θα αποθηκεύουν κάθε οκτάδα της διεύθυνσης MAC: </text:span><text:span text:style-name="T43">int</text:span><text:span text:style-name="T15"> oct</text:span><text:span text:style-name="T51">[6]</text:span><text:span text:style-name="T15">;</text:span></text:p>
      <text:p text:style-name="P30"><text:s/>Η κάθε οκτάδα θα δίνεται σε δεκαεξαδική μορφή, άρα θα κάνουμε:</text:p>
      <text:p text:style-name="P31"><text:span text:style-name="T15">scanf(</text:span><text:span text:style-name="T52">"%x:%x:%x:%x:%x:%x"</text:span><text:span text:style-name="T15">,&amp;oct</text:span><text:span text:style-name="T51">[0]</text:span><text:span text:style-name="T15">, &amp;oct</text:span><text:span text:style-name="T51">[</text:span><text:span text:style-name="T15">1</text:span><text:span text:style-name="T51">]</text:span><text:span text:style-name="T15">, &amp;oct</text:span><text:span text:style-name="T51">[</text:span><text:span text:style-name="T15">2</text:span><text:span text:style-name="T51">]</text:span><text:span text:style-name="T15">, &amp;oct</text:span><text:span text:style-name="T51">[</text:span><text:span text:style-name="T15">3</text:span><text:span text:style-name="T51">]</text:span><text:span text:style-name="T15">, &amp;oct</text:span><text:span text:style-name="T51">[</text:span><text:span text:style-name="T15">4</text:span><text:span text:style-name="T51">]</text:span><text:span text:style-name="T15">, &amp;oct</text:span><text:span text:style-name="T51">[</text:span><text:span text:style-name="T15">5</text:span><text:span text:style-name="T51">]</text:span><text:span text:style-name="T15">);</text:span></text:p>
      <text:p text:style-name="P32">Η διεύθυνση MAC της οποίας όλες οι οκτάδες είναι 0xFF είναι διεύθυνση broadcast, άρα ελέγχουμε αν όλες οι μεταβλητές octX είναι ίσες με 0xFF. Αν η πρώτη οκτάδα είναι άρτια πρόκειται για διεύθυνση unicast, αλλιώς πρόκειται για διεύθυνση multicast. <text:span text:style-name="T53">Η αρτιότητα της oct1 ελέγχεται με την πράξη oct1%2, η οποία όταν είναι άρτια έχει αποτέλεσμα 0.</text:span></text:p>
      <text:p text:style-name="P33">Η παραπάνω παράγραφος περιγράφει την εξής δομή επιλογής σε κώδικα C:</text:p>
      <text:p text:style-name="P34">// η MAC διεύθυνση με όλες τις οκτάδες 0xFF είναι broadcast</text:p>
      <text:p text:style-name="P35"><text:span text:style-name="T31">if</text:span><text:span text:style-name="T54"> (oct1 == </text:span><text:span text:style-name="T32">0xFF</text:span><text:span text:style-name="T54"> &amp;&amp; oct2 == </text:span><text:span text:style-name="T32">0xFF</text:span><text:span text:style-name="T54"> &amp;&amp; oct3 == </text:span><text:span text:style-name="T32">0xFF</text:span><text:span text:style-name="T54"> &amp;&amp; oct4 == </text:span><text:span text:style-name="T32">0xFF</text:span><text:span text:style-name="T54"> &amp;&amp;</text:span></text:p>
      <text:p text:style-name="P36">oct5 == <text:span text:style-name="T32">0xFF</text:span> &amp;&amp; oct6 == <text:span text:style-name="T32">0xFF</text:span>)<text:span text:style-name="T33"> // όλες οι οκτάδες είναι 0xFF</text:span></text:p>
      <text:p text:style-name="P37">printf(<text:span text:style-name="T55">"This is a broadcast MAC address.\n"</text:span>);</text:p>
      <text:p text:style-name="P38"/>
      <text:p text:style-name="P39">// οι άρτιες οκτάδες oct1 είναι unicast</text:p>
      <text:p text:style-name="P36"><text:span text:style-name="T31">else</text:span> <text:span text:style-name="T31">if</text:span> (oct1 % <text:span text:style-name="T32">2</text:span> == <text:span text:style-name="T32">0</text:span>)<text:span text:style-name="T33"> // άρτιος % 2 == 0</text:span></text:p>
      <text:p text:style-name="P37">printf(<text:span text:style-name="T55">"This is a unicast MAC address.\n"</text:span>);</text:p>
      <text:p text:style-name="P38"/>
      <text:p text:style-name="P39">// οι περιττές οκτάδες oct1 είναι multicast</text:p>
      <text:p text:style-name="P40">else</text:p>
      <text:p text:style-name="P37">printf(<text:span text:style-name="T55">"This is a multicast MAC address.\n"</text:span>);</text:p>
      <text:p text:style-name="P41"/>
      <text:p text:style-name="P3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/>
    <style:font-face style:name="Calibri1" svg:font-family="Calibri" style:font-family-generic="swiss" style:font-pitch="variable"/>
    <style:font-face style:name="Cascadia Code" svg:font-family="'Cascadia Code'"/>
    <style:font-face style:name="Roboto" svg:font-family="Roboto" style:font-pitch="variable"/>
    <style:font-face style:name="Roboto Mono" svg:font-family="'Roboto Mono'" style:font-pitch="fixed"/>
    <style:font-face style:name="Roboto Mono1" svg:font-family="'Roboto Mono', 'Droid Sans Mono', monospace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1" fo:font-size="11pt" fo:language="el" fo:country="GR" style:font-name-asian="Segoe UI" style:font-size-asian="12pt" style:language-asian="ja" style:country-asian="JP" style:font-name-complex="Tahoma" style:font-size-complex="12pt" style:language-complex="ar" style:country-complex="EG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1-03T19:59:10.640702645</dc:date>
    <dc:creator>Χρήστος Joia</dc:creator>
    <meta:editing-duration>PT53M54S</meta:editing-duration>
    <meta:editing-cycles>11</meta:editing-cycles>
    <meta:generator>LibreOffice/25.8.2.2$Linux_X86_64 LibreOffice_project/d401f2107ccab8f924a8e2df40f573aab7605b6f</meta:generator>
    <meta:document-statistic meta:table-count="0" meta:image-count="0" meta:object-count="0" meta:page-count="6" meta:paragraph-count="60" meta:word-count="1453" meta:character-count="8263" meta:non-whitespace-character-count="6868"/>
  </office:meta>
</office:document-meta>
</file>